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background-color="#ff0000"/>
    </style:style>
    <style:style style:name="T3" style:family="text">
      <style:text-properties fo:color="#000000"/>
    </style:style>
    <style:style style:name="T4" style:family="text">
      <style:text-properties fo:color="#000000" fo:background-color="#ff0000"/>
    </style:style>
    <style:style style:name="T5" style:family="text">
      <style:text-properties fo: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emies list </text:p>
      <text:p text:style-name="Standard"/>
      <text:p text:style-name="Standard">- Common Inquisitors - </text:p>
      <text:p text:style-name="Standard"/>
      <text:p text:style-name="P1">Spurius the Bastard - dead </text:p>
      <text:p text:style-name="Standard">Kallous the Monster - dead</text:p>
      <text:p text:style-name="Standard">Primronius the Dealer</text:p>
      <text:p text:style-name="Standard">Thanaton the Trickster - dead</text:p>
      <text:p text:style-name="Standard">Zash the Conservative </text:p>
      <text:p text:style-name="Standard">Nox the Cyborg - dead</text:p>
      <text:p text:style-name="Standard">Baras the Deceptor </text:p>
      <text:p text:style-name="Standard">Draahg the Survivor</text:p>
      <text:p text:style-name="Standard">Chratis the Keeper </text:p>
      <text:p text:style-name="Standard">Havok the Oppressor </text:p>
      <text:p text:style-name="Standard">Malgus the Manical </text:p>
      <text:p text:style-name="Standard">Vectivus the Vigilant <text:s/>- dead</text:p>
      <text:p text:style-name="Standard">Bane the Founder </text:p>
      <text:p text:style-name="Standard">Zannah the Idealist </text:p>
      <text:p text:style-name="Standard">Cognus the Controller</text:p>
      <text:p text:style-name="Standard">Cervantes the Cruel (Torquemada) - dead</text:p>
      <text:p text:style-name="Standard">Ferox the Proud (Crassus) - dead</text:p>
      <text:p text:style-name="Standard">Salvador Skin-Flayer (Torquemada) - dead</text:p>
      <text:p text:style-name="Standard">Ramage the Scientist </text:p>
      <text:p text:style-name="Standard">Renald the Butcher (Abioye) - dead</text:p>
      <text:p text:style-name="Standard">Akachi the Hunter (Abioye) - dead</text:p>
      <text:p text:style-name="Standard">Rudolf the Ravager (Hanz) - dead</text:p>
      <text:p text:style-name="Standard">Adolf the Torturer (Hanz) - dead</text:p>
      <text:p text:style-name="Standard">Secundus the Splitter - dead</text:p>
      <text:p text:style-name="Standard">Plautus the Poisoner (Crassus) - dead</text:p>
      <text:p text:style-name="Standard">Fulvius Beast Master </text:p>
      <text:p text:style-name="Standard">Lakatos the Lucky - dead</text:p>
      <text:p text:style-name="Standard">Callibos the Shifty - dead</text:p>
      <text:p text:style-name="Standard">Sejanus the Drunkard - dead</text:p>
      <text:p text:style-name="Standard">Catullus the Lunatic</text:p>
      <text:p text:style-name="Standard">Pelopidas the Paranoid</text:p>
      <text:p text:style-name="Standard">Brutus the Bro-Shark – dead</text:p>
      <text:p text:style-name="Standard"/>
      <text:p text:style-name="Standard"/>
      <text:p text:style-name="Standard">17/33 dead</text:p>
      <text:p text:style-name="Standard"/>
      <text:p text:style-name="Standard">- Grand Inquisitors - <text:s/>all these men are followed by armies and have two captains next to them, they are all armed with a red lightsaber (some have their own additional weapons) </text:p>
      <text:p text:style-name="Standard"/>
      <text:p text:style-name="Standard">Diego de Torquemada – <text:span text:style-name="T2">DEAD</text:span> – the sadistic Spanish Inquisitor hailing from the far outer rims, this man claims to be the lost son of the Grand Inquisitor during the 1400's spanish inquisition and vows to remain just as determined, brutal and religious as his ancestors. <text:s/>He wears a long red coat with a broad hat with bones sharpened to spikes on the ends, his symbol is on his clothes. <text:s/>The symbol is an upside down cross with a man on it getting flayed and crucifyed (always joined by two common inquisitors) </text:p>
      <text:p text:style-name="Standard"/>
      <text:p text:style-name="Standard"><text:soft-page-break/></text:p>
      <text:p text:style-name="Standard">Marcus Crassus – <text:span text:style-name="T4">DEAD</text:span> – the richest man in the Empire, after ending the war against Spartacus, this man uses his wealth and power to mass armies and command large star fleets. <text:s/>He is held up in his fortified villa on the planet of Naboo, in a futile homage to the rebel leader he killed in battle during his time as a soldier. <text:s/>He wears his traditional armor with the symbol of an eagle and all of his men have this symbol painted on their armor and shields. <text:s/>(always joined by two Imperial officers)</text:p>
      <text:p text:style-name="Standard"/>
      <text:p text:style-name="Standard">Jaakko Abioye – <text:span text:style-name="T4">DEAD</text:span> – This man is a rich warlord hailing from the outer rims, this guy made his fame and fortune through blood and death on his own people. <text:s/>This guy has the symbol of a Tiger covered in blood on his flags and his soldiers are his own mercinaries from his home planet, soldiers carrying AR-47's, Tokorev hand guns, wearing khafias and heavily reliant on Guerrilla tactics. <text:s/>This Grand inquisitor likes to keep a megaphone close by to call on additional reinforcements. <text:s/>He wears a decorated military uniform, a skull necklace, he has a tiger pelt over his head like hercules and he has a gilded AR-47. <text:s/>(always joined by two militia captains)</text:p>
      <text:p text:style-name="Standard"/>
      <text:p text:style-name="Standard">Hienrich Hanz – <text:span text:style-name="T4">DEAD</text:span> a former member of a radical Sepratists, this leader is a decendent of the German officer, he is responsible for the push for mass imperialism throughout the Galaxy. <text:s/>This guy is decked out in a WW2 German officer's uniform head to toe, he carries a side arm and he always brings in his own <text:span text:style-name="T1">Waffen</text:span> troopers to join the stormtroopers with him. <text:s/>His flag is has black on the top and the bottom and white, on the sides (a pattern of four with an X in the middle) with the letters SS in red, in the middle. <text:s/>He and his men speak a language that is unknown to most people. <text:s/>(always joined by two of his own captians)</text:p>
      <text:p text:style-name="Standard"/>
      <text:p text:style-name="Standard">Tuol Sleng – the leader of a ruthless regime in the Segestica province of Felucia, this man is a symbol of the UAF and he uses a lot of there old bases, soldiers, weapons and uses brutal tactics to hold the people on the planet as it has fallen into corruption after the departure of Spartacus. <text:s/>This guy has the symbol of a skull with the jaw missing and a bloody gash on the top, the skull is dripping blood, and his men are always carrying AR-47s and they are usually UAF veterans from the previous wars on Felucia. <text:s/>He wears an NVA uniform with his symbol on the front of his sun helmet. <text:s/>(always joined by two UAF bodyguards)</text:p>
      <text:p text:style-name="Standard"/>
      <text:p text:style-name="Standard">Grigori Gehkt – the last remaining member of the Spetsnaz, he is a heavily armored soldier with a large machine gun and he has his personal army of soldiers joining him, and he has the symbol of the Soviet Communist party (sicle and hammer) on his flags and uniform. <text:s/>His men are armed with separatist weapons and he has super battle droids by his side, this guy will always be ready for battle and has a tendency to try and take his enemies on one-on-one. <text:s/>(always accompanied by two Magna-guards) </text:p>
      <text:p text:style-name="Standard"/>
      <text:p text:style-name="Standard">3/6 dead</text:p>
      <text:p text:style-name="Standard"/>
      <text:p text:style-name="Standard">- Sith Lords -</text:p>
      <text:p text:style-name="Standard"/>
      <text:p text:style-name="Standard">Darth Vader – the Sith prince and head of all the efforts to halt the rebel actions against the Empire, where ever an inquisitor turns up dead, Vader and his legions will quickly follow, his symbol is a picture of his hand clenched into a fist, his men have blue painted armor. <text:s/></text:p>
      <text:p text:style-name="Standard"/>
      <text:p text:style-name="Standard">Lucius Sidious Palpitaenus – Darth Sidious, the dark lord himself, only when all of the inquisitors have been defeated will the path to this man become clear.......</text:p>
      <text:p text:style-name="Standard"/>
      <text:p text:style-name="Standard">Christiana the Oracle – a Witch that can see into the future, she gives all of the Inquisitors and Imperial <text:soft-page-break/>officers the paths to defeat the rebels in the form of riddles and shrouded visions, one of the few immortals of the world. <text:s/>Not much is known about this witch of Dathmore only that their skill is only surpassed by their beauty. <text:s/>She carries a lightsaber, a staff and has an army of shadow witches at her disposal. <text:s/></text:p>
      <text:p text:style-name="Standard"/>
      <text:p text:style-name="Standard">The Shaman – a religious fanatic and mystic that stands by the Oracle's side, he is a master of the dark side and has the ability to raise soldiers from the dead. <text:s/>This shaman has an armored bishops cloak with a small hat, his hair is armored and he carries a staff with a blade at the end. <text:s/>This Shaman is only around because of his connection to the other world. <text:s/></text:p>
      <text:p text:style-name="Standard"/>
      <text:p text:style-name="Standard">Darth Maul – The Phantom Menace, and Sith Inquisitor. <text:s/>Maul is a shifty and clandestine man who does not reveal his intentions until he is sure they will succeed. <text:s/>Maul has connections with crime families all over the galaxy and he has the ear of the Emperor upon occasion. <text:s/>Maul is a dangerous Gangster and he is not afraid to use the powers that has made him so strong with the Dark Side. <text:s/>He does not wear a shirt and he carries a red Double-Bladed Lightsaber. <text:s/></text:p>
      <text:p text:style-name="Standard"/>
      <text:p text:style-name="Standard">0/5 defeated</text:p>
      <text:p text:style-name="Standard"/>
      <text:p text:style-name="Standard">- foot-soldiers - </text:p>
      <text:p text:style-name="Standard"/>
      <text:p text:style-name="Standard">Stormtrooper – the common Imperial trooper, decked with the traditional armor and weapons, these men are not too bright, expect in squads of three or more. <text:s/></text:p>
      <text:p text:style-name="Standard"/>
      <text:p text:style-name="Standard">Crassus' Trooper – a stronger, smarter trooper with tougher armor and they are armed with a stronger blaster rifle. <text:s/>These troopers are also armed with a Darksaber and a blaster-resistant shields. <text:s/></text:p>
      <text:p text:style-name="Standard"/>
      <text:p text:style-name="Standard">Shock Trooper – these troopers have all red armor and are equipt with rifles with Grenade launchers attatched to them, these men are sent into battle grounds and told to search and destroy any resistance, are usually seen with Grand Inquisitors. </text:p>
      <text:p text:style-name="Standard"/>
      <text:p text:style-name="Standard">Katar Insurgents – the soldiers of Jakko Abioye, these men are known for their brutality to their enemies and their loyalty to their warlord. <text:s/>These men carry AR-47s and have machetes that they used for shock value when dealing with native and rebel populations. These soldiers wear Khafias and their clothes are normal civilian clothes so they can blend into native populations. <text:s/></text:p>
      <text:p text:style-name="Standard"/>
      <text:p text:style-name="Standard">Waffen Troopers – these men are not dressed in traditional armor, these men are dressed in brown camo and they have German army helmets with their leader's symbol on it and are armed with Schmeisser 41 SMG's (Laser MP-40's) they have stick grenades and have gas weapons including Xiclon B grenades. <text:s/></text:p>
      <text:p text:style-name="Standard"/>
      <text:p text:style-name="Standard">Khmer Rouge Guerrillas – these troopers are brutal fighters that are always armed with AR-47's, sun helmets with Sleng's symbol on it, they have stick grenades, and machetes with a long hilt and scythe blade, usually dismember their opponents to detur further resistance. <text:s/>Their uniforms look like black pajamas. <text:s/></text:p>
      <text:p text:style-name="Standard"/>
      <text:p text:style-name="Standard">Shadow Witch – these enemies are experts at stealth combat, they are amed with Vibro-blades (painted blue) have a personal cloaking divice, and have small knives that they can throw at you from any distance. <text:s/>They wear all black, have balaklavas and have shoulder armor. <text:s/></text:p>
      <text:p text:style-name="Standard"/>
      <text:p text:style-name="Standard">Super Battle Droids – these are the backbone of the Droid army during the war, these troops are armed <text:soft-page-break/>with wrist blasters, wrist rockets, combat shielding armor, and have the sicle and hammer on their armor instead of the normal Separatist symbol.</text:p>
      <text:p text:style-name="Standard"/>
      <text:p text:style-name="Standard">Geonosian Spies – Geonosian rebels that that hide in the canyons and caves of their planet. <text:s/>Mostly homeland defenders with spears and Geonosian Force SMG's, always wear a mask to conceal their identity</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30T18:28:13</meta:creation-date>
    <dc:date>2017-02-15T22:16:49</dc:date>
    <meta:editing-duration>P68DT3H13M5S</meta:editing-duration>
    <meta:editing-cycles>40</meta:editing-cycles>
    <meta:generator>OpenOffice.org/3.4.1$Unix OpenOffice.org_project/341m1$Build-9593</meta:generator>
    <meta:document-statistic meta:table-count="0" meta:image-count="0" meta:object-count="0" meta:page-count="4" meta:paragraph-count="60" meta:word-count="1518" meta:character-count="8545"/>
  </office:meta>
</office:document-meta>
</file>